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021f" officeooo:paragraph-rsid="0003021f"/>
    </style:style>
    <style:style style:name="P2" style:family="paragraph" style:parent-style-name="Standard" style:list-style-name="L3">
      <style:text-properties officeooo:rsid="0003021f" officeooo:paragraph-rsid="0003021f"/>
    </style:style>
    <style:style style:name="P3" style:family="paragraph" style:parent-style-name="Standard" style:list-style-name="L3">
      <style:text-properties officeooo:rsid="0003021f" officeooo:paragraph-rsid="0004e86d"/>
    </style:style>
    <style:style style:name="P4" style:family="paragraph" style:parent-style-name="Standard">
      <style:text-properties officeooo:rsid="0003021f" officeooo:paragraph-rsid="0004e86d"/>
    </style:style>
    <style:style style:name="P5" style:family="paragraph" style:parent-style-name="Standard" style:list-style-name="L5">
      <style:text-properties officeooo:paragraph-rsid="00054c32"/>
    </style:style>
    <style:style style:name="P6" style:family="paragraph" style:parent-style-name="Standard" style:list-style-name="L5">
      <style:text-properties officeooo:rsid="00054c32" officeooo:paragraph-rsid="00054c32"/>
    </style:style>
    <style:style style:name="P7" style:family="paragraph" style:parent-style-name="Standard">
      <style:text-properties officeooo:rsid="00054c32" officeooo:paragraph-rsid="00054c32"/>
    </style:style>
    <style:style style:name="P8" style:family="paragraph" style:parent-style-name="Standard" style:list-style-name="L7">
      <style:text-properties officeooo:paragraph-rsid="000712c3"/>
    </style:style>
    <style:style style:name="P9" style:family="paragraph" style:parent-style-name="Standard" style:list-style-name="L7">
      <style:text-properties officeooo:rsid="000712c3" officeooo:paragraph-rsid="000712c3"/>
    </style:style>
    <style:style style:name="P10" style:family="paragraph" style:parent-style-name="Standard" style:list-style-name="L5">
      <style:text-properties officeooo:rsid="000712c3" officeooo:paragraph-rsid="000712c3"/>
    </style:style>
    <style:style style:name="P11" style:family="paragraph" style:parent-style-name="Standard" style:list-style-name="L5">
      <style:text-properties officeooo:rsid="000712c3" officeooo:paragraph-rsid="000b9ae9"/>
    </style:style>
    <style:style style:name="P12" style:family="paragraph" style:parent-style-name="Standard" style:list-style-name="L5">
      <style:text-properties officeooo:rsid="000985da" officeooo:paragraph-rsid="000985da"/>
    </style:style>
    <style:style style:name="P13" style:family="paragraph" style:parent-style-name="Standard" style:list-style-name="L5">
      <style:text-properties officeooo:rsid="000b9ae9" officeooo:paragraph-rsid="000b9ae9"/>
    </style:style>
    <style:style style:name="P14" style:family="paragraph" style:parent-style-name="Standard" style:list-style-name="L3">
      <style:text-properties officeooo:rsid="000b9ae9" officeooo:paragraph-rsid="000b9ae9"/>
    </style:style>
    <style:style style:name="T1" style:family="text">
      <style:text-properties officeooo:rsid="0004e86d"/>
    </style:style>
    <style:style style:name="T2" style:family="text">
      <style:text-properties officeooo:rsid="00054c32"/>
    </style:style>
    <style:style style:name="T3" style:family="text">
      <style:text-properties officeooo:rsid="000712c3"/>
    </style:style>
    <style:style style:name="T4" style:family="text">
      <style:text-properties officeooo:rsid="0008915e"/>
    </style:style>
    <style:style style:name="T5" style:family="text">
      <style:text-properties officeooo:rsid="000985da"/>
    </style:style>
    <style:style style:name="T6" style:family="text">
      <style:text-properties officeooo:rsid="000ae2c7"/>
    </style:style>
    <style:style style:name="T7" style:family="text">
      <style:text-properties officeooo:rsid="000b9ae9"/>
    </style:style>
    <style:style style:name="T8" style:family="text">
      <style:text-properties officeooo:rsid="000c786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Scenario list</text:p>
      <text:p text:style-name="P1"/>
      <text:list xml:id="list8437079752863444279" text:style-name="L3">
        <text:list-item>
          <text:p text:style-name="P3">The elevator is empty and idle at a floor. A passenger <text:span text:style-name="T1">at</text:span> other floor<text:span text:style-name="T1"> calls the elevator in order to go to a floor different from the second one. </text:span></text:p>
        </text:list-item>
      </text:list>
      <text:p text:style-name="P4"/>
      <text:list xml:id="list7401767236135441690" text:style-name="L5">
        <text:list-item>
          <text:p text:style-name="P5"><text:span text:style-name="T2">The passenger presses the “OPP” or “NED” hall order button of her/his corresponding floor, depending on the passenger wants to travel upstairs or downstairs, respectively.</text:span></text:p>
        </text:list-item>
        <text:list-item>
          <text:p text:style-name="P6">The light of the <text:span text:style-name="T5">pressed</text:span> <text:span text:style-name="T5">hall order </text:span>button is turned on.</text:p>
        </text:list-item>
        <text:list-item>
          <text:p text:style-name="P6">The elevator starts to move towards the floor w<text:span text:style-name="T3">h</text:span>ere the passenger <text:span text:style-name="T3">made the order and is waiting.</text:span></text:p>
        </text:list-item>
        <text:list-item>
          <text:p text:style-name="P10">Each time the elevator reaches a new floor the floor indicator lights are updated.</text:p>
        </text:list-item>
        <text:list-item>
          <text:p text:style-name="P10">When the elevator reaches the floor where the passenger made the order and is waiting, the elevator stops and opens the door.</text:p>
        </text:list-item>
        <text:list-item>
          <text:p text:style-name="P12">The passenger goes inside the elevator and presses the cab order button of the floor she/he wants to travel to.</text:p>
        </text:list-item>
        <text:list-item>
          <text:p text:style-name="P12">The light of the pressed cab order button is turned on.</text:p>
        </text:list-item>
        <text:list-item>
          <text:p text:style-name="P12">After the door has been opened for 3 seconds, the door closes, and the elevator starts to move towards the <text:span text:style-name="T6">floor the passenger wants to travel to.</text:span></text:p>
        </text:list-item>
        <text:list-item>
          <text:p text:style-name="P11">Each time the elevator reaches a new floor the floor indicator lights are updated.</text:p>
        </text:list-item>
        <text:list-item>
          <text:p text:style-name="P13">When the elevator reaches the floor where the passenger wants to travel to, the elevator stops and opens the door.</text:p>
        </text:list-item>
        <text:list-item>
          <text:p text:style-name="P13">The passenger steps outside.</text:p>
        </text:list-item>
      </text:list>
      <text:p text:style-name="P7"/>
      <text:p text:style-name="P7"><text:tab/><text:span text:style-name="T7">Exceptions for case I:</text:span></text:p>
      <text:p text:style-name="P7"/>
      <text:list xml:id="list9018571010888213997" text:style-name="L7">
        <text:list-item>
          <text:p text:style-name="P9"><text:span text:style-name="T8">A hall order button is pressed after the passenger pressed the hall order button at <text:s/></text:span>Hall orders at the floors in between and outside the moving interval</text:p>
        </text:list-item>
        <text:list-item>
          <text:p text:style-name="P9">Cab orders to the floors in between and outside the moving interval</text:p>
        </text:list-item>
        <text:list-item>
          <text:p text:style-name="P9">Stop button is pressed</text:p>
        </text:list-item>
        <text:list-item>
          <text:p text:style-name="P8"><text:span text:style-name="T3">Buttons that extend the open door interval</text:span></text:p>
        </text:list-item>
      </text:list>
      <text:p text:style-name="P1"/>
      <text:list xml:id="list102518271352089" text:continue-list="list8437079752863444279" text:style-name="L3">
        <text:list-item>
          <text:p text:style-name="P14">The elevator travels to a floor</text:p>
        </text:list-item>
      </text:list>
      <text:p text:style-name="P1"/>
      <text:p text:style-name="P1"/>
      <text:list xml:id="list102518899527408" text:continue-numbering="true" text:style-name="L3">
        <text:list-item>
          <text:p text:style-name="P2"><text:s/><text:span text:style-name="T4">The stop button is pressed while the elevator moves between floor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50:15.169119000</meta:creation-date>
    <dc:date>2018-03-08T10:25:16.976269166</dc:date>
    <meta:editing-duration>PT13M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307" meta:character-count="1681" meta:non-whitespace-character-count="1408"/>
  </office:meta>
</office:document-meta>
</file>